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9b3b" officeooo:paragraph-rsid="001c9b3b" style:font-weight-asian="bold" style:font-weight-complex="bold"/>
    </style:style>
    <style:style style:name="P2" style:family="paragraph" style:parent-style-name="Standard" style:list-style-name="L1">
      <style:text-properties officeooo:rsid="0013b202" officeooo:paragraph-rsid="0013b202"/>
    </style:style>
    <style:style style:name="P3" style:family="paragraph" style:parent-style-name="Standard" style:list-style-name="L1">
      <style:text-properties officeooo:rsid="0013b202" officeooo:paragraph-rsid="0014a6ff"/>
    </style:style>
    <style:style style:name="P4" style:family="paragraph" style:parent-style-name="Standard" style:list-style-name="L1">
      <style:text-properties officeooo:rsid="0013b202" officeooo:paragraph-rsid="0017abcf"/>
    </style:style>
    <style:style style:name="P5" style:family="paragraph" style:parent-style-name="Standard" style:list-style-name="L1">
      <style:text-properties officeooo:rsid="0013b202" officeooo:paragraph-rsid="001afce9"/>
    </style:style>
    <style:style style:name="P6" style:family="paragraph" style:parent-style-name="Standard" style:list-style-name="L1">
      <style:text-properties officeooo:rsid="001bf8a8" officeooo:paragraph-rsid="001bf8a8"/>
    </style:style>
    <style:style style:name="P7" style:family="paragraph" style:parent-style-name="Standard" style:list-style-name="L1">
      <style:text-properties officeooo:rsid="0019075a" officeooo:paragraph-rsid="0019075a"/>
    </style:style>
    <style:style style:name="P8" style:family="paragraph" style:parent-style-name="Standard" style:list-style-name="L1">
      <style:text-properties officeooo:rsid="001afce9" officeooo:paragraph-rsid="001afce9"/>
    </style:style>
    <style:style style:name="T1" style:family="text">
      <style:text-properties officeooo:rsid="00169926"/>
    </style:style>
    <style:style style:name="T2" style:family="text">
      <style:text-properties officeooo:rsid="0019075a"/>
    </style:style>
    <style:style style:name="T3" style:family="text">
      <style:text-properties officeooo:rsid="001afc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ometry</text:p>
      <text:list xml:id="list2801265457" text:style-name="L1">
        <text:list-item>
          <text:p text:style-name="P2"><text:span text:style-name="T3">(2.1) <text:tab/><text:tab/></text:span>Coordinate geometry</text:p>
        </text:list-item>
        <text:list-item>
          <text:p text:style-name="P2"><text:span text:style-name="T3">(2.4)<text:tab/><text:tab/></text:span>Arcs and sectors of circles</text:p>
        </text:list-item>
        <text:list-item>
          <text:p text:style-name="P2"><text:span text:style-name="T3">(2.4) <text:tab/><text:tab/></text:span>The sine and cosine rules</text:p>
        </text:list-item>
      </text:list>
      <text:p text:style-name="P1">Algebra</text:p>
      <text:list xml:id="list200908312085492" text:continue-numbering="true" text:style-name="L1">
        <text:list-item>
          <text:p text:style-name="P2"><text:span text:style-name="T3">(2.2) <text:tab/><text:tab/></text:span>Functions and their graphs</text:p>
        </text:list-item>
        <text:list-item>
          <text:p text:style-name="P3"><text:span text:style-name="T3">(2.2/2.6) <text:tab/></text:span>Linear and quadratic equations</text:p>
        </text:list-item>
        <text:list-item>
          <text:p text:style-name="P4"><text:span text:style-name="T3">(2.6/2.14) <text:tab/>Simultaneous </text:span>equations</text:p>
        </text:list-item>
        <text:list-item>
          <text:p text:style-name="P4"><text:span text:style-name="T3">(2.6/2.14) <text:tab/></text:span>Linear inequations</text:p>
        </text:list-item>
        <text:list-item>
          <text:p text:style-name="P4"><text:span text:style-name="T3">(2.6) <text:tab/><text:tab/></text:span>The quadratic formula</text:p>
        </text:list-item>
        <text:list-item>
          <text:p text:style-name="P5"><text:span text:style-name="T3">(2.2/2.6)<text:tab/></text:span>Exponential <text:span text:style-name="T2">and</text:span> <text:span text:style-name="T2">l</text:span>ogarithmic functions</text:p>
        </text:list-item>
        <text:list-item>
          <text:p text:style-name="P2"><text:span text:style-name="T3">(2.2/2.6) <text:tab/></text:span>Negative and fractional powers</text:p>
        </text:list-item>
      </text:list>
      <text:p text:style-name="P1">Calculus</text:p>
      <text:list xml:id="list200908525991577" text:continue-numbering="true" text:style-name="L1">
        <text:list-item>
          <text:p text:style-name="P4"><text:span text:style-name="T3">(2.7) <text:tab/><text:tab/>S</text:span>lopes of polynomials <text:span text:style-name="T1">and the derivative</text:span></text:p>
        </text:list-item>
        <text:list-item>
          <text:p text:style-name="P2"><text:span text:style-name="T3">(2.7) <text:tab/><text:tab/></text:span>Tangent l<text:span text:style-name="T1">i</text:span>nes and approximation</text:p>
        </text:list-item>
        <text:list-item>
          <text:p text:style-name="P2"><text:span text:style-name="T3">(2.7) <text:tab/><text:tab/></text:span>Optimisation</text:p>
        </text:list-item>
        <text:list-item>
          <text:p text:style-name="P2"><text:span text:style-name="T3">(2.7) <text:tab/><text:tab/></text:span>Functions from slope</text:p>
        </text:list-item>
        <text:list-item>
          <text:p text:style-name="P2"><text:span text:style-name="T3">(2.7) <text:tab/><text:tab/></text:span>Kinematics</text:p>
        </text:list-item>
      </text:list>
      <text:p text:style-name="P1">Combinatorics</text:p>
      <text:list xml:id="list200910252567608" text:continue-numbering="true" text:style-name="L1">
        <text:list-item>
          <text:p text:style-name="P6">(Stats?)<text:tab/>Counting</text:p>
        </text:list-item>
        <text:list-item>
          <text:p text:style-name="P7"><text:span text:style-name="T3">(2.3) <text:tab/><text:tab/>Sequences, series, and f</text:span>ractals</text:p>
        </text:list-item>
        <text:list-item>
          <text:p text:style-name="P8">(2.5) <text:tab/><text:tab/>Graph the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9:53:58.635534241</meta:creation-date>
    <dc:date>2018-06-25T19:00:44.969116548</dc:date>
    <meta:editing-duration>PT20H2M57S</meta:editing-duration>
    <meta:editing-cycles>10</meta:editing-cycles>
    <meta:generator>LibreOffice/6.0.4.2$Linux_X86_64 LibreOffice_project/00m0$Build-2</meta:generator>
    <meta:document-statistic meta:table-count="0" meta:image-count="0" meta:object-count="0" meta:page-count="1" meta:paragraph-count="22" meta:word-count="97" meta:character-count="660" meta:non-whitespace-character-count="576"/>
  </office:meta>
</office:document-meta>
</file>